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fo:color="#000000"/>
    </style:style>
    <style:style style:name="P3" style:family="paragraph" style:parent-style-name="Standard">
      <style:paragraph-properties fo:margin-top="0in" fo:margin-bottom="0in"/>
      <style:text-properties fo:color="#000000"/>
    </style:style>
    <style:style style:name="P4" style:family="paragraph" style:parent-style-name="Standard">
      <style:paragraph-properties fo:margin-top="0in" fo:margin-bottom="0in"/>
      <style:text-properties fo:color="#000000" style:font-name="Arial" fo:font-size="10pt" fo:font-style="italic" style:font-size-asian="10pt" style:font-style-asian="italic" style:font-name-complex="Arial2" style:font-size-complex="10pt" style:font-style-complex="italic"/>
    </style:style>
    <style:style style:name="P5" style:family="paragraph" style:parent-style-name="Standard">
      <style:paragraph-properties fo:margin-top="0in" fo:margin-bottom="0in"/>
      <style:text-properties fo:color="#000000" style:font-name="Arial" fo:font-size="10pt" fo:font-style="normal" style:font-size-asian="10pt" style:font-style-asian="normal" style:font-name-complex="Arial2" style:font-size-complex="10pt" style:font-style-complex="normal"/>
    </style:style>
    <style:style style:name="P6" style:family="paragraph" style:parent-style-name="Standard">
      <style:paragraph-properties fo:margin-top="0in" fo:margin-bottom="0in"/>
      <style:text-properties fo:color="#000000" style:font-name="Arial" fo:font-size="12pt" fo:font-style="normal" style:font-size-asian="12pt" style:font-style-asian="normal" style:font-name-complex="Arial2" style:font-size-complex="12pt" style:font-style-complex="normal"/>
    </style:style>
    <style:style style:name="P7" style:family="paragraph" style:parent-style-name="Standard" style:list-style-name="L1">
      <style:paragraph-properties fo:margin-top="0in" fo:margin-bottom="0in"/>
      <style:text-properties fo:color="#000000" style:font-name="Arial" fo:font-size="12pt" style:font-size-asian="12pt" style:font-name-complex="Arial2" style:font-size-complex="12pt"/>
    </style:style>
    <style:style style:name="P8" style:family="paragraph" style:parent-style-name="Standard" style:list-style-name="L1">
      <style:paragraph-properties fo:margin-top="0in" fo:margin-bottom="0in"/>
      <style:text-properties fo:color="#000000" style:font-name="Arial" fo:font-size="12pt" style:font-size-asian="12pt" style:font-size-complex="12pt"/>
    </style:style>
    <style:style style:name="P9" style:family="paragraph" style:parent-style-name="Standard" style:list-style-name="L1">
      <style:paragraph-properties fo:margin-top="0in" fo:margin-bottom="0in"/>
      <style:text-properties fo:color="#000000" style:font-name="Nimbus Sans L" fo:font-size="12pt" fo:font-style="normal" style:font-size-asian="12pt" style:font-style-asian="normal" style:font-name-complex="Arial2" style:font-size-complex="12pt" style:font-style-complex="normal"/>
    </style:style>
    <style:style style:name="P10" style:family="paragraph" style:parent-style-name="Heading_20_3">
      <style:text-properties fo:color="#000000"/>
    </style:style>
    <style:style style:name="P11" style:family="paragraph" style:parent-style-name="Bibliography_20_1">
      <style:text-properties style:font-name="Arial" fo:font-size="10pt" style:font-size-asian="10pt" style:font-size-complex="10pt"/>
    </style:style>
    <style:style style:name="P12" style:family="paragraph" style:parent-style-name="Bibliography_20_1">
      <style:text-properties fo:color="#000000"/>
    </style:style>
    <style:style style:name="T1" style:family="text">
      <style:text-properties style:font-name-asian="Times New Roman1"/>
    </style:style>
    <style:style style:name="T2" style:family="text">
      <style:text-properties style:font-name-asian="Times New Roman1" style:font-style-asian="italic" style:font-style-complex="italic"/>
    </style:style>
    <style:style style:name="T3" style:family="text">
      <style:text-properties style:font-name-asian="Times New Roman1" style:font-style-asian="normal" style:font-style-complex="normal"/>
    </style:style>
    <style:style style:name="T4" style:family="text">
      <style:text-properties fo:color="#1f497d" style:font-name="Calibri" fo:font-size="11pt" style:font-size-asian="11pt" style:font-name-complex="Arial2" style:font-size-complex="11pt"/>
    </style:style>
    <style:style style:name="T5" style:family="text">
      <style:text-properties fo:color="#1f497d" fo:font-size="11pt" style:font-size-asian="11pt" style:font-name-complex="Arial2" style:font-size-complex="11pt"/>
    </style:style>
    <style:style style:name="T6" style:family="text">
      <style:text-properties fo:color="#1f497d" style:font-name-complex="Arial2"/>
    </style:style>
    <style:style style:name="T7" style:family="text">
      <style:text-properties fo:color="#222222" style:font-name="Arial1" fo:font-size="10pt" fo:font-style="normal" style:font-name-asian="Times New Roman1" style:font-size-asian="10pt" style:font-style-asian="normal" style:font-name-complex="Arial2" style:font-size-complex="10pt" style:font-style-complex="normal"/>
    </style:style>
    <style:style style:name="T8" style:family="text">
      <style:text-properties fo:color="#222222" style:font-name="Arial1" fo:font-size="10pt" style:font-name-asian="Times New Roman1" style:font-size-asian="10pt" style:font-style-asian="normal" style:font-name-complex="Arial2" style:font-size-complex="10pt" style:font-style-complex="normal"/>
    </style:style>
    <style:style style:name="T9" style:family="text">
      <style:text-properties fo:color="#222222" fo:font-size="10pt" fo:font-style="normal" style:font-name-asian="Times New Roman1" style:font-size-asian="10pt" style:font-style-asian="normal" style:font-name-complex="Arial2" style:font-size-complex="10pt" style:font-style-complex="normal"/>
    </style:style>
    <style:style style:name="T10" style:family="text">
      <style:text-properties fo:color="#222222" fo:font-size="10pt" style:font-name-asian="Times New Roman1" style:font-size-asian="10pt" style:font-style-asian="normal" style:font-name-complex="Arial2" style:font-size-complex="10pt" style:font-style-complex="normal"/>
    </style:style>
    <style:style style:name="T11" style:family="text">
      <style:text-properties fo:color="#222222" fo:font-style="normal" style:font-name-asian="Times New Roman1" style:font-style-asian="normal" style:font-name-complex="Arial2" style:font-style-complex="normal"/>
    </style:style>
    <style:style style:name="T12" style:family="text">
      <style:text-properties fo:color="#222222" style:font-name-asian="Times New Roman1" style:font-style-asian="normal" style:font-name-complex="Arial2" style:font-style-complex="normal"/>
    </style:style>
    <style:style style:name="T13" style:family="text">
      <style:text-properties fo:color="#222222" style:font-name="Arial" fo:font-size="12pt" fo:font-style="normal" style:font-name-asian="Times New Roman1" style:font-size-asian="12pt" style:font-style-asian="normal" style:font-name-complex="Arial2" style:font-size-complex="12pt" style:font-style-complex="normal"/>
    </style:style>
    <style:style style:name="T14" style:family="text">
      <style:text-properties fo:color="#222222" style:font-name="Arial" fo:font-size="12pt" style:font-name-asian="Times New Roman1" style:font-size-asian="12pt" style:font-style-asian="normal" style:font-name-complex="Arial2" style:font-size-complex="12pt" style:font-style-complex="normal"/>
    </style:style>
    <style:style style:name="T15" style:family="text">
      <style:text-properties fo:color="#222222" style:font-name="Arial" fo:font-style="normal" style:font-name-asian="Times New Roman1" style:font-style-asian="normal" style:font-name-complex="Arial2" style:font-style-complex="normal"/>
    </style:style>
    <style:style style:name="T16" style:family="text">
      <style:text-properties fo:color="#222222" style:font-name="Arial" fo:font-size="10pt" fo:font-style="normal" style:font-name-asian="Times New Roman1" style:font-size-asian="10pt" style:font-style-asian="normal" style:font-name-complex="Arial2" style:font-size-complex="10pt" style:font-style-complex="normal"/>
    </style:style>
    <style:style style:name="T17" style:family="text">
      <style:text-properties fo:color="#222222" style:font-name="Arial" fo:font-size="10pt" style:font-name-asian="Times New Roman1" style:font-size-asian="10pt" style:font-style-asian="normal" style:font-name-complex="Arial2" style:font-size-complex="10pt" style:font-style-complex="normal"/>
    </style:style>
    <style:style style:name="T18" style:family="text">
      <style:text-properties fo:font-style="italic" style:font-style-asian="italic" style:font-style-complex="italic"/>
    </style:style>
    <style:style style:name="T19" style:family="text">
      <style:text-properties fo:font-style="italic" style:font-name-asian="Times New Roman1"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style:font-name-asian="Times New Roman1"/>
    </style:style>
    <style:style style:name="T22" style:family="text">
      <style:text-properties style:font-style-asian="italic" style:font-style-complex="italic"/>
    </style:style>
    <style:style style:name="T23" style:family="text">
      <style:text-properties style:font-style-asian="normal" style:font-style-complex="normal"/>
    </style:style>
    <style:style style:name="T24" style:family="text">
      <style:text-properties style:font-name="Arial"/>
    </style:style>
    <style:style style:name="T25" style:family="text">
      <style:text-properties style:font-name="Arial" style:font-name-asian="Times New Roman1"/>
    </style:style>
    <style:style style:name="T26" style:family="text">
      <style:text-properties style:font-name="Arial" style:font-name-asian="Times New Roman1" style:font-style-asian="normal" style:font-style-complex="normal"/>
    </style:style>
    <style:style style:name="T27" style:family="text">
      <style:text-properties style:font-name="Arial" style:font-name-asian="Times New Roman1" style:font-style-asian="italic" style:font-style-complex="italic"/>
    </style:style>
    <style:style style:name="T28" style:family="text">
      <style:text-properties style:font-name="Arial" fo:font-size="12pt" style:font-name-asian="Times New Roman1" style:font-size-asian="12pt" style:font-style-asian="normal" style:font-size-complex="12pt" style:font-style-complex="normal"/>
    </style:style>
    <style:style style:name="T29" style:family="text">
      <style:text-properties style:font-name="Arial" fo:font-size="12pt" style:font-name-asian="Times New Roman1" style:font-size-asian="12pt" style:font-style-asian="italic" style:font-size-complex="12pt" style:font-style-complex="italic"/>
    </style:style>
    <style:style style:name="T30" style:family="text">
      <style:text-properties style:font-name="Arial" fo:font-size="12pt" fo:font-style="italic" style:font-name-asian="Times New Roman1" style:font-size-asian="12pt" style:font-style-asian="italic" style:font-size-complex="12pt" style:font-style-complex="italic"/>
    </style:style>
    <style:style style:name="T31" style:family="text">
      <style:text-properties style:font-name="Arial" fo:font-size="12pt" fo:font-style="normal" style:font-name-asian="Times New Roman1" style:font-size-asian="12pt" style:font-style-asian="normal" style:font-size-complex="12pt" style:font-style-complex="normal"/>
    </style:style>
    <style:style style:name="T32" style:family="text">
      <style:text-properties style:font-name="Arial" fo:font-style="italic" style:font-name-asian="Times New Roman1" style:font-style-asian="italic" style:font-style-complex="italic"/>
    </style:style>
    <style:style style:name="T33" style:family="text">
      <style:text-properties style:font-name="Arial" fo:font-style="normal" style:font-name-asian="Times New Roman1" style:font-style-asian="normal" style:font-style-complex="normal"/>
    </style:style>
    <style:style style:name="T34" style:family="text">
      <style:text-properties style:font-name="Arial" fo:font-size="10pt" style:font-size-asian="10pt" style:font-size-complex="10pt"/>
    </style:style>
    <style:style style:name="T35" style:family="text">
      <style:text-properties style:font-name="Arial" fo:font-size="10pt" fo:font-style="normal" style:font-name-asian="Times New Roman1" style:font-size-asian="10pt" style:font-style-asian="normal" style:font-name-complex="Arial2" style:font-size-complex="10pt" style:font-style-complex="normal"/>
    </style:style>
    <style:style style:name="T36" style:family="text">
      <style:text-properties fo:font-size="12pt" style:font-name-asian="Times New Roman1" style:font-size-asian="12pt" style:font-style-asian="normal" style:font-size-complex="12pt" style:font-style-complex="normal"/>
    </style:style>
    <style:style style:name="T37" style:family="text">
      <style:text-properties fo:font-size="12pt" style:font-name-asian="Times New Roman1" style:font-size-asian="12pt" style:font-style-asian="italic" style:font-size-complex="12pt" style:font-style-complex="italic"/>
    </style:style>
    <style:style style:name="T38" style:family="text">
      <style:text-properties fo:font-size="12pt" fo:font-style="italic" style:font-name-asian="Times New Roman1" style:font-size-asian="12pt" style:font-style-asian="italic" style:font-size-complex="12pt" style:font-style-complex="italic"/>
    </style:style>
    <style:style style:name="T39" style:family="text">
      <style:text-properties fo:font-size="12pt" fo:font-style="normal" style:font-name-asian="Times New Roman1" style:font-size-asian="12pt" style:font-style-asian="normal" style:font-size-complex="12pt" style:font-style-complex="normal"/>
    </style:style>
    <style:style style:name="T40" style:family="text">
      <style:text-properties fo:font-size="10pt" style:font-size-asian="10pt" style:font-size-complex="10pt"/>
    </style:style>
    <style:style style:name="T41" style:family="text">
      <style:text-properties fo:color="#000000" style:font-name="Arial" fo:font-size="10pt" style:font-size-asian="10pt" style:font-size-complex="10pt"/>
    </style:style>
    <style:style style:name="T42" style:family="text">
      <style:text-properties fo:color="#000000" style:font-name="Arial" fo:font-size="10pt" fo:font-style="normal" style:font-name-asian="Times New Roman1" style:font-size-asian="10pt" style:font-style-asian="normal" style:font-name-complex="Arial2" style:font-size-complex="10pt" style:font-style-complex="normal"/>
    </style:style>
    <style:style style:name="T43" style:family="text">
      <style:text-properties style:font-name-complex="Arial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Question 5:</text:h>
      <text:p text:style-name="P4"><text:span text:style-name="T1">As more and more spatio-temporal data becomes available to more and more people (both public and not-so-public data, e.g., credit card transactions, cell phone data, sensor data, etc.), and as technical capabilities for presenting, mining, and analyzing data are growing, the opportunities for use and misuse of such data are rapidly increasing as well. What are (i) the opportunities and (ii) the possible hazards and threats that you see emerging? What technical and non-technical solutions might we bring to bear?</text:span></text:p>
      <text:p text:style-name="P5"><text:span text:style-name="T1"/></text:p>
      <text:p text:style-name="P5"><text:span text:style-name="T1"><text:tab/></text:span></text:p>
      <text:p text:style-name="P5"><text:span text:style-name="T1"><text:tab/>A few potential opportunities include; wider coverage of data, finer scales of data, decreased time to <text:s/>availability of information, increased verification of observations, increased innovation built on combining data products, and discovery of new patterns and models for understanding our world. However quite a few hurdles exist along the way, technical, social, and economic, to realizing such opportunities: privacy management, pay-walls, hardware and software limitations, and inappropriate applications of data.</text:span></text:p>
      <text:p text:style-name="P2"><text:span text:style-name="T35"><text:tab/>Increased quantities of data provides both opportunities and challenges. More data may provide both an increased area of coverage and higher resolution (density). With additional information we can begin to explore new questions, unseen patterns may emerge and the creativity of more users looking at more data may result in completely new way of thinking and understanding spatial phenomenon (more users principle). The potential of “mash-ups” seems vastly underutilized and new APIs are needed to bring more types of information to more 'analysts' more quickly and easily </text:span><text:bookmark-start text:name="ZOTERO_BREF_OYuY0GwZa3Ft"/><text:span text:style-name="T35">(Bryne 2011)</text:span><text:bookmark-end text:name="ZOTERO_BREF_OYuY0GwZa3Ft"/><text:span text:style-name="T34">.</text:span></text:p>
      <text:p text:style-name="P5"><text:span text:style-name="T1"><text:tab/>Hardware limitations exist, in the form of disk space, processing and communication bottlenecks. The storage of such vast quantities of data requires new disk technology to increase the density of data storage and at the same time new methods of retrieval. Hard disk space continues to increase with traditional disk drives reaching 3 Terabytes(TB) recently, predictions of 2 TB solid state disks (SSD) in the near future, and various colored laser optical storage devices in the slightly more distant future. Even with more storage though broadband access will be a challenge, though not for the traditional users that already exist (Institutional users), to the entrance of more users of data sets. After solving storage and communication though one needs to look at improving the utilization of processing resources which may be better solved on the software side.</text:span></text:p>
      <text:p text:style-name="P3"><text:span text:style-name="T35"><text:tab/>From the software side concepts of data sharding, or the distribution of single data sets across multiple storage nodes (not necessarily in the same location), is becoming more commonplace in cloud service provider portfolios (e.g. Google BigTable). With the ability to distribute data though an equal improvement in filtering and analyzing in a distributed manner needs to evolve beyond its current bastion of top tech companies with cloud computing becoming a normal everyday computing method for the majority of users. Hadoop MapReduce techniques demonstrate these ideas well but are still beyond the reach of people without a fairly high level of computer programming skills. What is needed next is the integration of such techniques with user friendly front ends, be they desktop or browser based. <text:s/></text:span></text:p>
      <text:p text:style-name="P2"><text:span text:style-name="T35"><text:tab/> Some aspects of data quality assurance have undergone scrutiny, demonstrating that crowd-sourcing provides a viable mechanism for the collection of reasonable quality data given the proper infrastructure </text:span><text:bookmark-start text:name="ZOTERO_BREF_gfnD2gxYKzXR"/><text:span text:style-name="T35">(Haklay, Basiouka, Antoniou, and Ather 2010)</text:span><text:bookmark-end text:name="ZOTERO_BREF_gfnD2gxYKzXR"/>.<text:span text:style-name="T35"> In addition to verification through repetition and reputation systems though <text:s/>a gap exists in understanding how to apply limits to the appropriateness of data sets. <text:s/>Of course its not like current data is always used appropriately anyways and we should not expect this new data to be any different. Education, public identification of unethical operators and other forms of public regulation might be the only recourse as restriction of too much data might just prevent innovation and disenfranchise the public. In order to identify appropriate use though there needs to be an improvement in traditional metadata systems in geospatial technologies, which are woefully inadequate for many users and to cumbersome for most users outside of formal institutions, who traditional produce geographic data (Governments, Academies, and Cartographic Professionals). Perhaps concepts of the Semantic Web applied to geographic data sets will make such sharing simpler, but the software tools for visualization need to expand to incorporate a more standard citation system for data embedded in a map with electronic links back to the origins of the data along with a new vocabulary understood by both traditional practitioners and neogeographers.</text:span></text:p>
      <text:p text:style-name="P2"><text:span text:style-name="T35"><text:tab/>Refinement of metadata could potentially address another challenge of enabling methods for better filtering of the new quantities of data. An avenue, which proven useful already, includes the development of </text:span><text:soft-page-break/><text:span text:style-name="T35">standards like those from the OpenGeospatialConsortium (OGC) </text:span><text:bookmark-start text:name="ZOTERO_BREF_QWbFCgd2vX7t"/><text:span text:style-name="T35">(Yang et al. 2011)</text:span><text:bookmark-end text:name="ZOTERO_BREF_QWbFCgd2vX7t"/>. <text:span text:style-name="T34">However some consider even the OGC type standards to be too technical for wide adoption when compared against the relative simplicity of Map APIs. </text:span></text:p>
      <text:p text:style-name="P2"><text:span text:style-name="T34"><text:tab/></text:span><text:span text:style-name="T35">Then there is the question of where do we keep all this data, more specifically who will keep all this data and under what policies will the data be available. As new business models develop around user contributed data its unclear how society might avoid becoming unwilling labor in the creation of others wealth? Or if some of the widespread “free” services decide to start to capitalize on their collected information who will be allowed to buy and for how much? It doesn't seem like a big deal when considering mostly personal information but what about efforts to collect weather data, pothole data, or other forms of more publicly useful information. </text:span></text:p>
      <text:p text:style-name="P2"><text:span text:style-name="T35"><text:tab/>One of the biggest potential issues with the abu</text:span><text:span text:style-name="T35">ndance of data from everything; IPv6 devices, RFID credit cards, embedded GPS, etc... is one of privacy. The way Facebook and Goo</text:span><text:span text:style-name="T35">gle privacy policies constantly undergo scrutiny and accusations highlight the sometime volatile dialog ongoing in society currently. Major corporations clearly put value in storing, analyzing and trading information about consumers. The social and legal limits of such bartering of information about people often seems dehumanized and blind trust in companies to protect personal information is naive </text:span><text:bookmark-start text:name="ZOTERO_BREF_AddosrU6fDVB"/><text:span text:style-name="T35">(Ardagna, Cremonini, De Capitani di Vimercati, and Samarati 2011)</text:span><text:bookmark-end text:name="ZOTERO_BREF_AddosrU6fDVB"/><text:span text:style-name="T40">.</text:span><text:span text:style-name="T35"> On the other hand many consumers seem all too willing to give up all of their information in exchange for “free” services. Along with intentional misuse or handling of personal data the threat of malware, hacking attacks and other cybercrime methods seems to be growing. When combined with the increase in location based services that require frequent location updates from smartphones, the potential for cyberstalking (by individuals or the government) should be of more concern to manufacturers of hardware and software that embeds location services to think about protection as top level design concern.</text:span></text:p>
      <text:p text:style-name="P3"><text:span text:style-name="T35"><text:tab/>Addressing issues of privacy will require both technical and social solutions. Methods of anonymization and obfuscation, individual control/ownership over one's personal information, and a move towards opt-in a-la-carte services may all contribute to more secure data. Flickr's geo-fences </text:span><text:bookmark-start text:name="ZOTERO_BREF_70urmfYfZNsQ"/><text:span text:style-name="T35">(Leung 2011)</text:span><text:bookmark-end text:name="ZOTERO_BREF_70urmfYfZNsQ"/><text:span text:style-name="T34"> policy demonstrates a method for enabling users to selectively hide locations by filtering their public photos via geotags. which are included by default in all smartphone pictures but had previously been opt-in with users needing to manually add location data. I</text:span><text:span text:style-name="T35">s that enough to protect one's home location? Given enough photos one could potentially find the centroid of the dead spot to identify the “home” of a user. This policy is quite new though so more studies will need to ascertain its effectiveness and possible avenues of improvement.</text:span></text:p>
      <text:p text:style-name="P5"><text:span text:style-name="T1"><text:tab/>This discussion leads back to the question of how do we collectively take advantage of the Internet/techonology to leverage the production and distribution of useful data with plausible economics while protecting personal privacy? Following the model of the Internet itself and reviewing the successes of Web 2.0 in the generation and sharing of knowledge clearly demonstrates the potential if we continue to innovate and distribute solutions to a wider audience who are no longer just consumers but producers of knowledge via distillation of the ongoing data deluge.</text:span></text:p>
      <text:p text:style-name="P3"><text:span text:style-name="T35"/></text:p>
      <text:h text:style-name="P10" text:outline-level="3"><text:span text:style-name="T1">References:</text:span></text:h>
      <text:p text:style-name="P12"><text:bookmark-start text:name="ZOTERO_BREF_W0podZZWdRk8"/><text:span text:style-name="T28">Ardagna, C. A., M. Cremonini, S. De Capitani di Vimercati, and P. Samarati. 2011. An obfuscation-based approach for protecting location privacy. </text:span><text:span text:style-name="T30">Dependable and Secure Computing, IEEE Transactions on</text:span><text:span text:style-name="T31"> 8 (1):13–27.</text:span></text:p>
      <text:p text:style-name="P12">Bryne, M. 2011. A New Way of Open Data. http://fosslc.org/drupal/content/new-way-open-data.</text:p>
      <text:p text:style-name="P12"><text:span text:style-name="T20">Haklay, M. (Muki), S. Basiouka, V. Antoniou, and A. Ather. 2010. How Many Volunteers Does it Take to Map an Area Well? The Validity of Linus’ Law to Volunteered Geographic Information. </text:span><text:span text:style-name="T18">Cartographic Journal, The</text:span><text:span text:style-name="T20"> 47 (4):315-322.</text:span></text:p>
      <text:p text:style-name="P12">Leung, D. 2011. Introducing geofences on Flickr! « Flickr Blog. http://blog.flickr.net/en/2011/08/30/introducing-geofences-on-flickr/ (last accessed 16 January 2012).</text:p>
      <text:p text:style-name="P12"><text:soft-page-break/><text:span text:style-name="T20">Yang, C. et al. 2011. Spatial cloud computing: how can the geospatial sciences use and help shape cloud computing? </text:span><text:span text:style-name="T18">International Journal of Digital Earth</text:span><text:span text:style-name="T20"> 4 (4):305–329.</text:span><text:bookmark-end text:name="ZOTERO_BREF_W0podZZWdRk8"/></text:p>
      <text:p text:style-name="P6"><text:span text:style-name="T1"/></text:p>
      <text:list xml:id="list1829772841" text:style-name="L1">
        <text:list-item>
          <text:p text:style-name="P7">Pros:</text:p>
          <text:list>
            <text:list-item>
              <text:p text:style-name="P7">Patterns we've never seen before</text:p>
            </text:list-item>
            <text:list-item>
              <text:p text:style-name="P7">Better Data, wider coverage?</text:p>
            </text:list-item>
            <text:list-item>
              <text:p text:style-name="P7">Innovation, Creative uses</text:p>
            </text:list-item>
            <text:list-item>
              <text:p text:style-name="P7">More eyes looking for stuff</text:p>
            </text:list-item>
          </text:list>
        </text:list-item>
        <text:list-item>
          <text:p text:style-name="P7">Cons:</text:p>
          <text:list>
            <text:list-item>
              <text:p text:style-name="P7">Privacy + Abuse</text:p>
              <text:list>
                <text:list-item>
                  <text:p text:style-name="P7">Security Vulnerability</text:p>
                </text:list-item>
              </text:list>
            </text:list-item>
            <text:list-item>
              <text:p text:style-name="P7">Inappropriate use</text:p>
            </text:list-item>
            <text:list-item>
              <text:p text:style-name="P8"><text:span text:style-name="T43">More difficult to clean/manage data – most people don't know how anyways</text:span></text:p>
            </text:list-item>
          </text:list>
        </text:list-item>
        <text:list-item>
          <text:p text:style-name="P7">Solutions:</text:p>
          <text:list>
            <text:list-item>
              <text:p text:style-name="P7">Technical</text:p>
              <text:list>
                <text:list-item>
                  <text:p text:style-name="P7">formats/standards</text:p>
                </text:list-item>
                <text:list-item>
                  <text:p text:style-name="P7">geofences</text:p>
                </text:list-item>
              </text:list>
            </text:list-item>
            <text:list-item>
              <text:p text:style-name="P7">Social</text:p>
              <text:list>
                <text:list-item>
                  <text:p text:style-name="P9"><text:span text:style-name="T25">why aren't people afraid of the surveillance state?, inadequate protection of data, encryption, immunity to telecoms for participating in warrant-less </text:span><text:span text:style-name="T1">wiretapping</text:span></text:p>
                </text:list-item>
              </text:list>
            </text:list-item>
          </text:list>
        </text:list-item>
      </text:list>
      <text:p text:style-name="P5"><text:span text:style-name="T1"><text:tab/>More data could lead to better models of understanding, analysis of more things at varying sca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16T11:09:25.99" text:fixed="true">01/16/12</text:date><text:tab/><text:tab/>Alex Mandel</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6T17:59:54</dc:date>
    <dc:creator>Alex Mandel</dc:creator>
    <meta:editing-duration>PT6H54M41S</meta:editing-duration>
    <meta:editing-cycles>45</meta:editing-cycles>
    <meta:generator>LibreOffice/3.3$Unix LibreOffice_project/330m19$Build-401</meta:generator>
    <meta:document-statistic meta:table-count="0" meta:image-count="0" meta:object-count="0" meta:page-count="3" meta:paragraph-count="38" meta:word-count="1521" meta:character-count="10028"/>
    <meta:user-defined meta:name="Info 1"/>
    <meta:user-defined meta:name="Info 2"/>
    <meta:user-defined meta:name="Info 3"/>
    <meta:user-defined meta:name="Info 4"/>
    <meta:user-defined meta:name="ZOTERO_BREF_70urmfYfZNsQ_1" meta:value-type="string">ZOTERO_ITEM {"citationID":"2q2hs5riaf","citationItems":[{"uri":["http://zotero.org/users/198390/items/MDHPAET4"]}]}</meta:user-defined>
    <meta:user-defined meta:name="ZOTERO_BREF_AddosrU6fDVB_1" meta:value-type="string">ZOTERO_ITEM {"citationID":"10i19fa0sh","citationItems":[{"uri":["http://zotero.org/users/198390/items/BIUKNAUX"]}]}</meta:user-defined>
    <meta:user-defined meta:name="ZOTERO_BREF_FtYzb65AsHnn_1" meta:value-type="string">ZOTERO_ITEM {"citationID":"1l44qupgnh","citationItems":[{"uri":["http://zotero.org/users/198390/items/N7NFRN5S"]}]}</meta:user-defined>
    <meta:user-defined meta:name="ZOTERO_BREF_OYuY0GwZa3Ft_1" meta:value-type="string">ZOTERO_ITEM {"citationID":"2p7upoeql2","citationItems":[{"uri":["http://zotero.org/users/198390/items/CCVC7JPZ"]}]}</meta:user-defined>
    <meta:user-defined meta:name="ZOTERO_BREF_QWbFCgd2vX7t_1" meta:value-type="string">ZOTERO_ITEM {"citationID":"ingti3cab","citationItems":[{"uri":["http://zotero.org/users/198390/items/CFG5DV57"]}]}</meta:user-defined>
    <meta:user-defined meta:name="ZOTERO_BREF_S0fR3YOrcU9M_1" meta:value-type="string">ZOTERO_BIBL {"custom":[]}</meta:user-defined>
    <meta:user-defined meta:name="ZOTERO_BREF_W0podZZWdRk8_1" meta:value-type="string">ZOTERO_BIBL {"custom":[]}</meta:user-defined>
    <meta:user-defined meta:name="ZOTERO_BREF_gfnD2gxYKzXR_1" meta:value-type="string">ZOTERO_ITEM {"citationID":"1fv4b6oiog","citationItems":[{"uri":["http://zotero.org/users/198390/items/JIGERT9U"]}]}</meta:user-defined>
    <meta:user-defined meta:name="ZOTERO_PREF_1" meta:value-type="string">&lt;data data-version="3" zotero-version="2.1.10"&gt;&lt;session id="Vpk2ETtZ"/&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